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21.0102in"/>
        </style:tab-stops>
      </style:paragraph-properties>
      <style:text-properties fo:hyphenate="false" fo:hyphenation-remain-char-count="2" fo:hyphenation-push-char-count="2"/>
    </style:style>
    <style:style style:name="P13"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0in"/>
        </style:tab-stops>
      </style:paragraph-properties>
      <style:text-properties fo:hyphenate="false" fo:hyphenation-remain-char-count="2" fo:hyphenation-push-char-count="2"/>
    </style:style>
    <style:style style:name="P14" style:family="paragraph" style:parent-style-name="Standard">
      <style:paragraph-properties fo:margin-left="3.5in" fo:margin-right="0in" fo:margin-top="0.0835in" fo:margin-bottom="0.0835in" loext:contextual-spacing="false" fo:line-height="100%" fo:text-align="justify" style:justify-single-word="false" fo:orphans="2" fo:widows="2" fo:hyphenation-ladder-count="no-limit" fo:text-indent="-3.5in" style:auto-text-indent="false" style:writing-mode="lr-tb">
        <style:tab-stops>
          <style:tab-stop style:position="21in"/>
        </style:tab-stops>
      </style:paragraph-properties>
      <style:text-properties fo:hyphenate="false" fo:hyphenation-remain-char-count="2" fo:hyphenation-push-char-count="2"/>
    </style:style>
    <style:style style:name="P15"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0in"/>
          <style:tab-stop style:position="3.5in"/>
        </style:tab-stops>
      </style:paragraph-properties>
      <style:text-properties fo:hyphenate="false" fo:hyphenation-remain-char-count="2" fo:hyphenation-push-char-count="2"/>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0in"/>
        </style:tab-stops>
      </style:paragraph-properties>
      <style:text-properties fo:hyphenate="false" fo:hyphenation-remain-char-count="2" fo:hyphenation-push-char-count="2"/>
    </style:style>
    <style:style style:name="P17"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9"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italic" style:text-underline-style="none" fo:font-weight="normal" style:font-style-asian="italic" style:font-weight-asian="normal"/>
    </style:style>
    <style:style style:name="T7" style:family="text">
      <style:text-properties fo:font-style="normal" style:text-underline-style="none" fo:font-weight="bold" style:font-style-asian="normal" style:font-weight-asian="bold"/>
    </style:style>
    <style:style style:name="T8" style:family="text">
      <style:text-properties fo:color="#00000a" style:font-name="Times New Roman" fo:font-size="10pt" fo:language="en" fo:country="US" style:letter-kerning="true" style:font-name-asian="Liberation Serif1" style:font-size-asian="10pt" style:language-asian="ar" style:country-asian="SA"/>
    </style:style>
    <style:style style:name="T9"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1.2.1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1"/>
      <text:p text:style-name="P12"><text:span text:style-name="T4">Purpose</text:span>:<text:tab/>[State the purpose for sharing confidential information.]</text:p>
      <text:p text:style-name="P1"/>
      <text:p text:style-name="P1"/>
      <text:p text:style-name="P14"><text:span text:style-name="T4">State Law</text:span>:<text:tab/><text:span text:style-name="T3">[Name the state whose law will govern the agreement.]</text:span></text:p>
      <text:p text:style-name="P4"><text:span text:style-name="T2">The Canting Tribe NDA</text:span></text:p>
      <text:p text:style-name="P1"><text:span text:style-name="T2">Version 1.2.1</text:span></text:p>
      <text:p text:style-name="P3"><text:span text:style-name="T1">The parties agree:</text:span></text:p>
      <text:p text:style-name="P17"><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7"><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7"><text:span text:style-name="T1">3.</text:span><text:tab/><text:span text:style-name="T2">Confidential Information</text:span><text:span text:style-name="T1">. </text:span></text:p>
      <text:p text:style-name="P18"><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 </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7"><text:span text:style-name="T1">4.</text:span><text:tab/><text:span text:style-name="T2">Confidentiality Obligations</text:span><text:span text:style-name="T1">. </text:span></text:p>
      <text:p text:style-name="P18"><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8"><text:span text:style-name="T1">(b)</text:span><text:tab/><text:span text:style-name="T2">Permitted Disclosure</text:span><text:span text:style-name="T1">. Receiving Party may disclose Confidential Information to the following personnel:</text:span></text:p>
      <text:p text:style-name="P1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8"><text:span text:style-name="T1">(c)</text:span><text:tab/><text:span text:style-name="T2">Limited Use</text:span><text:span text:style-name="T1">. Receiving Party shall use Confidential Information only to advance the Purpose.</text:span></text:p>
      <text:p text:style-name="P18"><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8"><text:span text:style-name="T1">(e)</text:span><text:tab/><text:span text:style-name="T2">Preserve Proprietary Notices</text:span><text:span text:style-name="T1">. Receiving Party shall not remove any proprietary notices attached to materials embodying Confidential Information.</text:span></text:p>
      <text:p text:style-name="P18"><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8"><text:span text:style-name="T1">(g)</text:span><text:tab/><text:span text:style-name="T2">No Reverse Engineering</text:span><text:span text:style-name="T1">. Receiving Party shall not reverse engineer any material embodying Confidential Information.</text:span></text:p>
      <text:p text:style-name="P18"><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8"><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8"><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8"><text:span text:style-name="T1">(l)</text:span><text:tab/><text:span text:style-name="T2">Comply with Export Controls</text:span><text:span text:style-name="T1">. Both parties shall comply with export and reexport laws with respect to Confidential Information.</text:span></text:p>
      <text:p text:style-name="P18"><text:span text:style-name="T1">(m)</text:span><text:tab/><text:span text:style-name="T2">Compliance and Oversight</text:span><text:span text:style-name="T1">. </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7"><text:span text:style-name="T1">5.</text:span><text:tab/><text:span text:style-name="T7">Clarifications</text:span><text:span text:style-name="T1">. </text:span></text:p>
      <text:p text:style-name="P18"><text:span text:style-name="T1">(a)</text:span><text:tab/><text:span text:style-name="T2">No Obligation to Disclose</text:span><text:span text:style-name="T1">. No terms of this agreement obligate Disclosing Party to disclose any Confidential Information.</text:span></text:p>
      <text:p text:style-name="P18"><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8"><text:soft-page-break/><text:span text:style-name="T1">(c)</text:span><text:tab/><text:span text:style-name="T2">No License</text:span><text:span text:style-name="T1">. No terms of this agreement grant any license for any patent, trademark, copyright, or other intellectual property.</text:span></text:p>
      <text:p text:style-name="P18"><text:span text:style-name="T1">(d)</text:span><text:tab/><text:span text:style-name="T2">No Warranty</text:span><text:span text:style-name="T1">. Disclosing Party makes no warranty that Confidential Information will be complete or accurate.</text:span></text:p>
      <text:p text:style-name="P18"><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7"><text:span text:style-name="T1">6.</text:span><text:tab/><text:span text:style-name="T2">18 U.S.C. 1833(b) Notice</text:span><text:span text:style-name="T1">. </text:span></text:p>
      <text:p text:style-name="P18"><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7"><text:span text:style-name="T1">7.</text:span><text:tab/><text:span text:style-name="T2">Equitable Remedies</text:span><text:span text:style-name="T1">. Breach of </text:span><text:span text:style-name="T6">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5">Section 4</text:span><text:span text:style-name="T1"> (Confidentiality Obligations), without posting bond or security, and without proving actual damages.</text:span></text:p>
      <text:p text:style-name="P17"><text:span text:style-name="T1">8.</text:span><text:tab/><text:span text:style-name="T2">Term</text:span><text:span text:style-name="T1">. </text:span></text:p>
      <text:p text:style-name="P18"><text:span text:style-name="T1">(a)</text:span><text:tab/><text:span text:style-name="T2">Expiration</text:span><text:span text:style-name="T1">. Unless extended by cosigned, written agreement of the parties, this agreement will terminate automatically on the first anniversary of the date of this agreement.</text:span></text:p>
      <text:p text:style-name="P18"><text:span text:style-name="T1">(b)</text:span><text:tab/><text:span text:style-name="T2">Termination by Notice</text:span><text:span text:style-name="T1">. Either party may terminate this agreement early by thirty calendar days' prior written notice to the other party.</text:span></text:p>
      <text:p text:style-name="P18"><text:soft-page-break/><text:span text:style-name="T1">(c)</text:span><text:tab/><text:span text:style-name="T2">Survival</text:span><text:span text:style-name="T1">. Obligations under </text:span><text:span text:style-name="T5">Section 4</text:span><text:span text:style-name="T1"> (Confidentiality Obligations) survive the term of this agreement for Confidential Information disclosed during the term for five calendar years from the date of termination.</text:span></text:p>
      <text:p text:style-name="P17"><text:span text:style-name="T1">9.</text:span><text:tab/><text:span text:style-name="T2">General Contract Terms</text:span><text:span text:style-name="T1">. </text:span></text:p>
      <text:p text:style-name="P18"><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8"><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8"><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8"><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8"><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8"><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8"><text:span text:style-name="T1">(g)</text:span><text:tab/><text:span text:style-name="T2">No Third-Party Enforcement</text:span><text:span text:style-name="T1">. Only the parties may enforce rights under this agreement.</text:span></text:p>
      <text:p text:style-name="P18"><text:soft-page-break/><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8"><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0">[Signature page follows.]</text:p>
      <text:p text:style-name="P5">The parties are signing this nondisclosure agreement on the dates by their signatures.</text:p>
      <text:p text:style-name="P3"/>
      <text:p text:style-name="P3"><text:span text:style-name="T4">First Party</text:span></text:p>
      <text:p text:style-name="P15">Legal Name:<text:tab/>[Write the legal name of the party proposing the NDA, like “Super Software, Inc.” or “John A. Smith”.]</text:p>
      <text:p text:style-name="P13">Legal Type:<text:tab/>[Write the company’s jurisdiction and legal form, like “Delaware corporation” or “New York resident” for an individual.]</text:p>
      <text:p text:style-name="P2"/>
      <text:p text:style-name="P2">Signature:<text:tab/></text:p>
      <text:p text:style-name="P6">Name:<text:tab/></text:p>
      <text:p text:style-name="P16">Title:<text:tab/>[Leave blank if the party is an individual.]</text:p>
      <text:p text:style-name="P6">Date:<text:tab/><text:tab/></text:p>
      <text:p text:style-name="P6">E-Mail:<text:tab/></text:p>
      <text:p text:style-name="P2"/>
      <text:p text:style-name="P1"><text:span text:style-name="T4">Second Party</text:span></text:p>
      <text:p text:style-name="P15">Legal Name:<text:tab/>[Write the legal name of the party receiving the NDA, like “Quick Welding LLC” or “Jane B. Doe”.]</text:p>
      <text:p text:style-name="P13">Legal Type:<text:tab/>[Write the company’s jurisdiction and legal form, like “Delaware corporation” or “Texas resident” for an individual.]</text:p>
      <text:p text:style-name="P13"/>
      <text:p text:style-name="P13">Signature:<text:tab/></text:p>
      <text:p text:style-name="P7">Name:<text:tab/></text:p>
      <text:p text:style-name="P16"><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8-12-07T00:00:00</dc:date>
    <meta:document-statistic meta:table-count="0" meta:image-count="0" meta:object-count="0" meta:page-count="8" meta:paragraph-count="104" meta:word-count="1942" meta:character-count="13213" meta:non-whitespace-character-count="11351"/>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